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8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52" style:family="paragraph" style:parent-style-name="Standard" style:master-page-name="Standard">
      <style:paragraph-properties fo:text-align="center" style:justify-single-word="false" style:page-number="1"/>
    </style:style>
    <style:style style:name="P53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5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56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T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000000" fo:font-size="11pt" fo:font-weight="bold" style:font-size-asian="11pt" style:font-weight-asian="bold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color="#188038" style:font-name="Roboto Mono" fo:font-size="12pt" style:font-name-asian="Roboto Mono1" style:font-size-asian="12pt" style:font-name-complex="Roboto Mon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"><text:s/>Documentation for 2D Racing Car Game </text:span></text:p>
      <text:p text:style-name="P55"><text:bookmark text:name="_f0ncxs1z3ve6"/><text:span text:style-name="T2">1. Overview of the Project</text:span></text:p>
      <text:p text:style-name="P1"><text:span text:style-name="T3">The 2D Racing Car Game is a multiplayer web application where players compete against each other to reach the finish line first. The game includes a 2D race track, obstacles, real-time updates of car positions, and a unique interactive control feature—a steering wheel for controlling the car's direction. The game will be implemented using JavaScript technologies for both the frontend and backend.</text:span></text:p>
      <text:p text:style-name="P54"><text:bookmark text:name="_cb32zmtvyrk3"/><text:span text:style-name="T5">2. Key Features</text:span></text:p>
      <text:list xml:id="list3940971571" text:style-name="WWNum9">
        <text:list-item>
          <text:p text:style-name="P2"><text:span text:style-name="T4">Multiplayer Racing</text:span><text:span text:style-name="T3">: Real-time racing between multiple clients.</text:span></text:p>
        </text:list-item>
        <text:list-item>
          <text:p text:style-name="P17"><text:span text:style-name="T4">Interactive Steering Wheel</text:span><text:span text:style-name="T3">: Players can control their car using an on-screen steering wheel.</text:span></text:p>
        </text:list-item>
        <text:list-item>
          <text:p text:style-name="P17"><text:span text:style-name="T4">Real-Time Updates</text:span><text:span text:style-name="T3">: Player positions, race events, and game status are synchronized using WebSockets.</text:span></text:p>
        </text:list-item>
        <text:list-item>
          <text:p text:style-name="P31"><text:span text:style-name="T4">Animated Graphics</text:span><text:span text:style-name="T3">: The game utilizes canvas-based rendering for smooth graphics and animations.</text:span></text:p>
        </text:list-item>
      </text:list>
      <text:p text:style-name="P55"><text:bookmark text:name="_ya6kikc5wbu6"/><text:span text:style-name="T2">3. Technology Stack and Libraries Used</text:span></text:p>
      <text:p text:style-name="P54"><text:bookmark text:name="_farcbavl64ik"/><text:span text:style-name="T5">3.1 Backend Technologies</text:span></text:p>
      <text:p text:style-name="P53"><text:bookmark text:name="_d7dcivvbmi6f"/><text:span text:style-name="T6">3.1.1 Node.js</text:span></text:p>
      <text:list xml:id="list3221119385" text:style-name="WWNum12">
        <text:list-item>
          <text:p text:style-name="P3"><text:span text:style-name="T7">Purpose</text:span><text:span text:style-name="T3">: Node.js will serve as the runtime environment for running server-side JavaScript code.</text:span></text:p>
        </text:list-item>
        <text:list-item>
          <text:p text:style-name="P18"><text:span text:style-name="T4">Role</text:span><text:span text:style-name="T3">: It handles HTTP requests, server initialization, and real-time communication with clients.</text:span></text:p>
        </text:list-item>
        <text:list-item>
          <text:p text:style-name="P32"><text:span text:style-name="T4">Advantages</text:span><text:span text:style-name="T3">: Non-blocking I/O operations allow handling multiple simultaneous connections, which is crucial for real-time applications.</text:span></text:p>
        </text:list-item>
      </text:list>
      <text:p text:style-name="P53"><text:bookmark text:name="_uf4tnr886twy"/><text:span text:style-name="T6">3.1.2 Express.js</text:span></text:p>
      <text:list xml:id="list2440763899" text:style-name="WWNum6">
        <text:list-item>
          <text:p text:style-name="P4"><text:span text:style-name="T7">Purpose</text:span><text:span text:style-name="T3">: Express.js is a minimal and flexible Node.js web application framework.</text:span></text:p>
        </text:list-item>
        <text:list-item>
          <text:p text:style-name="P19"><text:span text:style-name="T4">Role</text:span><text:span text:style-name="T3">: It helps in serving static files (such as HTML, CSS, and JavaScript), managing routes, and handling client requests.</text:span></text:p>
        </text:list-item>
        <text:list-item>
          <text:p text:style-name="P33"><text:span text:style-name="T4">Advantages</text:span><text:span text:style-name="T3">: Provides easy routing capabilities and supports middleware functions that streamline code for managing HTTP requests and responses.</text:span></text:p>
        </text:list-item>
      </text:list>
      <text:p text:style-name="P53"><text:bookmark text:name="_7cl8dkbl65k8"/><text:span text:style-name="T6">3.1.3 Socket.io</text:span></text:p>
      <text:list xml:id="list3381217414" text:style-name="WWNum14">
        <text:list-item>
          <text:p text:style-name="P5"><text:span text:style-name="T7">Purpose</text:span><text:span text:style-name="T3">: Socket.io is a library for real-time web applications.</text:span></text:p>
        </text:list-item>
        <text:list-item>
          <text:p text:style-name="P20"><text:span text:style-name="T4">Role</text:span><text:span text:style-name="T3">: It facilitates bidirectional communication between the server and multiple clients over WebSockets.</text:span></text:p>
        </text:list-item>
        <text:list-item>
          <text:p text:style-name="P34"><text:span text:style-name="T4">Advantages</text:span><text:span text:style-name="T3">: Provides reliable, real-time updates and event handling, crucial for synchronizing the race state across all connected players.</text:span></text:p>
        </text:list-item>
      </text:list>
      <text:p text:style-name="P54"><text:bookmark text:name="_i8p375sw46o9"/><text:span text:style-name="T5">3.2 Frontend Technologies</text:span></text:p>
      <text:p text:style-name="P53"><text:bookmark text:name="_oxvyuwhk117l"/><text:span text:style-name="T6">3.2.1 HTML5</text:span></text:p>
      <text:list xml:id="list2294031464" text:style-name="WWNum2">
        <text:list-item>
          <text:p text:style-name="P6"><text:span text:style-name="T7">Purpose</text:span><text:span text:style-name="T3">: The foundation of the game’s user interface and structure.</text:span></text:p>
        </text:list-item>
        <text:list-item>
          <text:p text:style-name="P21"><text:soft-page-break/><text:span text:style-name="T4">Role</text:span><text:span text:style-name="T3">: Defines the structure of the webpage, including the </text:span><text:span text:style-name="T8">&lt;canvas&gt;</text:span><text:span text:style-name="T3"> element for rendering the game and other UI components such as the steering wheel.</text:span></text:p>
        </text:list-item>
        <text:list-item>
          <text:p text:style-name="P35"><text:span text:style-name="T4">Advantages</text:span><text:span text:style-name="T3">: Supported by all modern browsers, lightweight, and essential for creating interactive web applications.</text:span></text:p>
        </text:list-item>
      </text:list>
      <text:p text:style-name="P53"><text:bookmark text:name="_vcw8a2nwbhbc"/><text:span text:style-name="T6">3.2.2 CSS</text:span></text:p>
      <text:list xml:id="list577133642" text:style-name="WWNum15">
        <text:list-item>
          <text:p text:style-name="P7"><text:span text:style-name="T7">Purpose</text:span><text:span text:style-name="T3">: Styling of the game interface and elements.</text:span></text:p>
        </text:list-item>
        <text:list-item>
          <text:p text:style-name="P22"><text:span text:style-name="T4">Role</text:span><text:span text:style-name="T3">: Provides visual appeal and layout management for the game canvas, steering wheel, and other UI components.</text:span></text:p>
        </text:list-item>
        <text:list-item>
          <text:p text:style-name="P36"><text:span text:style-name="T4">Advantages</text:span><text:span text:style-name="T3">: Enables the creation of a responsive and visually appealing interface that enhances the user experience.</text:span></text:p>
        </text:list-item>
      </text:list>
      <text:p text:style-name="P53"><text:bookmark text:name="_2j2yquvuj5lh"/><text:span text:style-name="T6">3.2.3 JavaScript</text:span></text:p>
      <text:list xml:id="list2731169904" text:style-name="WWNum13">
        <text:list-item>
          <text:p text:style-name="P8"><text:span text:style-name="T7">Purpose</text:span><text:span text:style-name="T3">: The primary language for game logic, animations, and client-side interactivity.</text:span></text:p>
        </text:list-item>
        <text:list-item>
          <text:p text:style-name="P23"><text:span text:style-name="T4">Role</text:span><text:span text:style-name="T3">: Controls game animations, updates the car’s position, handles user input, and connects to the server for real-time data exchange.</text:span></text:p>
        </text:list-item>
        <text:list-item>
          <text:p text:style-name="P37"><text:span text:style-name="T4">Advantages</text:span><text:span text:style-name="T3">: Allows for the dynamic interaction needed in a multiplayer game and supports the creation of complex game mechanics using the Canvas API.</text:span></text:p>
        </text:list-item>
      </text:list>
      <text:p text:style-name="P54"><text:bookmark text:name="_bd5gvzkf3igo"/><text:span text:style-name="T5">3.3 Game Control Library</text:span></text:p>
      <text:p text:style-name="P53"><text:bookmark text:name="_dryph5l79wyn"/><text:span text:style-name="T6">3.3.1 Custom Steering Wheel Interaction</text:span></text:p>
      <text:list xml:id="list763222096" text:style-name="WWNum8">
        <text:list-item>
          <text:p text:style-name="P9"><text:span text:style-name="T7">Purpose</text:span><text:span text:style-name="T3">: Implements an interactive steering wheel to control the car’s direction.</text:span></text:p>
        </text:list-item>
        <text:list-item>
          <text:p text:style-name="P24"><text:span text:style-name="T4">Role</text:span><text:span text:style-name="T3">: Captures the rotation of the wheel and maps it to the car's movement.</text:span></text:p>
        </text:list-item>
        <text:list-item>
          <text:p text:style-name="P38"><text:span text:style-name="T4">Advantages</text:span><text:span text:style-name="T3">: Enhances the user experience by offering a more intuitive and engaging way to control the car compared to traditional keyboard controls.</text:span></text:p>
        </text:list-item>
      </text:list>
      <text:p text:style-name="P55"><text:bookmark text:name="_w4n81ewngsyk"/><text:span text:style-name="T2">4. Detailed Workflow and Game Structure</text:span></text:p>
      <text:p text:style-name="P54"><text:bookmark text:name="_1g6eou1h1zmn"/><text:span text:style-name="T5">4.1 Game Initialization</text:span></text:p>
      <text:list xml:id="list1229527621" text:style-name="WWNum3">
        <text:list-item>
          <text:p text:style-name="P10"><text:span text:style-name="T4">Client-Side Loading</text:span><text:span text:style-name="T3">:</text:span></text:p>
          <text:list>
            <text:list-item>
              <text:p text:style-name="P41"><text:span text:style-name="T3">The client’s browser loads the game interface (HTML and CSS).</text:span></text:p>
            </text:list-item>
            <text:list-item>
              <text:p text:style-name="P41"><text:span text:style-name="T3">The game canvas is initialized and rendered on the screen.</text:span></text:p>
            </text:list-item>
            <text:list-item>
              <text:p text:style-name="P41"><text:span text:style-name="T3">An event listener is attached to the steering wheel to detect user interactions (rotation).</text:span></text:p>
            </text:list-item>
          </text:list>
        </text:list-item>
        <text:list-item>
          <text:p text:style-name="P25"><text:span text:style-name="T4">Server-Side Loading</text:span><text:span text:style-name="T3">:</text:span></text:p>
          <text:list>
            <text:list-item>
              <text:p text:style-name="P41"><text:span text:style-name="T3">The server, built with Node.js and Express.js, listens for incoming client connections.</text:span></text:p>
            </text:list-item>
            <text:list-item>
              <text:p text:style-name="P46"><text:span text:style-name="T3">Socket.io establishes a WebSocket connection between the client and the server, enabling real-time data transfer.</text:span></text:p>
            </text:list-item>
          </text:list>
        </text:list-item>
      </text:list>
      <text:p text:style-name="P54"><text:bookmark text:name="_ooezzl7sqsrv"/><text:span text:style-name="T5">4.2 Player Control and Steering Wheel Interaction</text:span></text:p>
      <text:list xml:id="list1376122532" text:style-name="WWNum1">
        <text:list-item>
          <text:p text:style-name="P11"><text:span text:style-name="T4">HTML Structure</text:span><text:span text:style-name="T3">:</text:span></text:p>
          <text:list>
            <text:list-item>
              <text:p text:style-name="P42"><text:soft-page-break/><text:span text:style-name="T3">The </text:span><text:span text:style-name="T8">&lt;canvas&gt;</text:span><text:span text:style-name="T3"> element is used for rendering the race track, obstacles, and car movement.</text:span></text:p>
            </text:list-item>
            <text:list-item>
              <text:p text:style-name="P42"><text:span text:style-name="T3">An on-screen steering wheel is added as an interactive HTML/CSS element.</text:span></text:p>
            </text:list-item>
          </text:list>
        </text:list-item>
        <text:list-item>
          <text:p text:style-name="P26"><text:span text:style-name="T4">Interaction Logic</text:span><text:span text:style-name="T3">:</text:span></text:p>
          <text:list>
            <text:list-item>
              <text:p text:style-name="P42"><text:span text:style-name="T3">JavaScript captures mouse events (e.g., mouse drag, click) on the steering wheel.</text:span></text:p>
            </text:list-item>
            <text:list-item>
              <text:p text:style-name="P42"><text:span text:style-name="T3">The wheel’s rotation is calculated and mapped to an angle.</text:span></text:p>
            </text:list-item>
            <text:list-item>
              <text:p text:style-name="P47"><text:span text:style-name="T3">The angle is sent to the server through Socket.io to synchronize the car's direction for all players.</text:span></text:p>
            </text:list-item>
          </text:list>
        </text:list-item>
      </text:list>
      <text:p text:style-name="P54"><text:bookmark text:name="_4m9ndkxgmndv"/><text:span text:style-name="T5">4.3 Server Communication and Synchronization</text:span></text:p>
      <text:list xml:id="list1611446354" text:style-name="WWNum4">
        <text:list-item>
          <text:p text:style-name="P12"><text:span text:style-name="T4">Real-Time Data Exchange</text:span><text:span text:style-name="T3">:</text:span></text:p>
          <text:list>
            <text:list-item>
              <text:p text:style-name="P43"><text:span text:style-name="T3">The server receives updates from connected clients about their steering wheel movements and broadcasts these updates to all other clients.</text:span></text:p>
            </text:list-item>
          </text:list>
        </text:list-item>
        <text:list-item>
          <text:p text:style-name="P27"><text:span text:style-name="T4">Game State Management</text:span><text:span text:style-name="T3">:</text:span></text:p>
          <text:list>
            <text:list-item>
              <text:p text:style-name="P43"><text:span text:style-name="T3">The server maintains the current state of the game, including each car’s position, direction, and race status.</text:span></text:p>
            </text:list-item>
            <text:list-item>
              <text:p text:style-name="P48"><text:span text:style-name="T3">Synchronizes the race start and updates the positions in real time, ensuring all players have the same view of the race.</text:span></text:p>
            </text:list-item>
          </text:list>
        </text:list-item>
      </text:list>
      <text:p text:style-name="P54"><text:bookmark text:name="_jg8ipwwapke"/><text:span text:style-name="T5">4.4 Game Rendering and Animations</text:span></text:p>
      <text:list xml:id="list3151444071" text:style-name="WWNum7">
        <text:list-item>
          <text:p text:style-name="P13"><text:span text:style-name="T4">Canvas API</text:span><text:span text:style-name="T3">:</text:span></text:p>
          <text:list>
            <text:list-item>
              <text:p text:style-name="P44"><text:span text:style-name="T3">The Canvas API is used to draw the race track, car, and obstacles.</text:span></text:p>
            </text:list-item>
            <text:list-item>
              <text:p text:style-name="P49"><text:span text:style-name="T3">JavaScript handles animations to move the car based on the player’s steering input and simulate race dynamics (e.g., collision detection, car acceleration).</text:span></text:p>
            </text:list-item>
          </text:list>
        </text:list-item>
      </text:list>
      <text:p text:style-name="P54"><text:bookmark text:name="_lcq8vj9h4bc7"/><text:span text:style-name="T5">4.5 Collision Detection and Game Logic</text:span></text:p>
      <text:list xml:id="list849846789" text:style-name="WWNum5">
        <text:list-item>
          <text:p text:style-name="P14"><text:span text:style-name="T4">Collision Handling</text:span><text:span text:style-name="T3">:</text:span></text:p>
          <text:list>
            <text:list-item>
              <text:p text:style-name="P45"><text:span text:style-name="T3">The game checks if the car collides with obstacles or goes off the track.</text:span></text:p>
            </text:list-item>
            <text:list-item>
              <text:p text:style-name="P45"><text:span text:style-name="T3">Collision detection logic ensures fair gameplay and prevents cheating or exploits.</text:span></text:p>
            </text:list-item>
          </text:list>
        </text:list-item>
        <text:list-item>
          <text:p text:style-name="P28"><text:span text:style-name="T4">Win Condition</text:span><text:span text:style-name="T3">:</text:span></text:p>
          <text:list>
            <text:list-item>
              <text:p text:style-name="P50"><text:span text:style-name="T3">When a car crosses the finish line, the server broadcasts a win notification to all clients and displays the winner’s time.</text:span></text:p>
            </text:list-item>
          </text:list>
        </text:list-item>
      </text:list>
      <text:p text:style-name="P55"><text:bookmark text:name="_xguzzriwgf0c"/><text:span text:style-name="T2">5. User Experience and Interaction</text:span></text:p>
      <text:list xml:id="list1056443488" text:style-name="WWNum11">
        <text:list-item>
          <text:p text:style-name="P15"><text:span text:style-name="T4">Responsive Design</text:span><text:span text:style-name="T3">: The game should be playable across various devices (desktop, tablets, mobile) to reach a wider audience.</text:span></text:p>
        </text:list-item>
        <text:list-item>
          <text:p text:style-name="P29"><text:span text:style-name="T4">Steering Wheel Control</text:span><text:span text:style-name="T3">: Players rotate the on-screen steering wheel to steer their car left or right, offering a more immersive experience than keyboard controls.</text:span></text:p>
        </text:list-item>
        <text:list-item>
          <text:p text:style-name="P29"><text:span text:style-name="T4">Smooth Animations</text:span><text:span text:style-name="T3">: The Canvas API provides high-performance rendering for car movement and game state transitions.</text:span></text:p>
        </text:list-item>
        <text:list-item>
          <text:p text:style-name="P39"><text:soft-page-break/><text:span text:style-name="T4">Game Progression</text:span><text:span text:style-name="T3">: Visual indicators (e.g., lap times, current position) help keep players informed of their progress.</text:span></text:p>
        </text:list-item>
      </text:list>
      <text:p text:style-name="P55"><text:bookmark text:name="_aj3xrvfzu6cp"/><text:span text:style-name="T2">6. Challenges and Considerations</text:span></text:p>
      <text:list xml:id="list3817296382" text:style-name="WWNum10">
        <text:list-item>
          <text:p text:style-name="P16"><text:span text:style-name="T4">Real-Time Synchronization</text:span><text:span text:style-name="T3">: Maintaining seamless synchronization across clients can be challenging due to network latency. Strategies like interpolation and prediction may be used to enhance responsiveness.</text:span></text:p>
        </text:list-item>
        <text:list-item>
          <text:p text:style-name="P30"><text:span text:style-name="T4">User Input Handling</text:span><text:span text:style-name="T3">: Implementing a consistent and accurate mapping of the steering wheel’s rotation to the car’s direction is crucial for a satisfying user experience.</text:span></text:p>
        </text:list-item>
        <text:list-item>
          <text:p text:style-name="P40"><text:span text:style-name="T4">Performance Optimization</text:span><text:span text:style-name="T3">: The game should be optimized to ensure smooth animations and low latency, even when multiple clients are connected.</text:span></text:p>
        </text:list-item>
      </text:list>
      <text:p text:style-name="P51"/>
      <text:p text:style-name="P56"><text:bookmark text:name="_kimexwwsu9e3"/></text:p>
      <text:p text:style-name="P55"><text:bookmark text:name="_l3vuak5u4y7"/><text:span text:style-name="T2">Conclusion</text:span></text:p>
      <text:p text:style-name="P1"><text:span text:style-name="T3">This documentation outlines the detailed structure, technology stack, and workflow for building a 2D multiplayer racing game using JavaScript. It includes an interactive steering wheel feature that enhances gameplay, providing players with an engaging way to control their cars. The use of </text:span><text:span text:style-name="T4">Node.js, Express.js, Socket.io, and the Canvas API</text:span><text:span text:style-name="T3"> ensures a responsive and real-time multiplayer experienc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4" meta:word-count="1057" meta:character-count="6953" meta:non-whitespace-character-count="6038"/>
    <meta:generator>LibreOfficeDev/6.0.5.2$Linux_X86_64 LibreOffice_project/</meta:generator>
  </office:meta>
</office:document-meta>
</file>